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language="en" fo:country="US" style:font-size-asian="14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language="en" fo:country="US" style:font-size-asian="17.5pt" style:font-size-complex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language="en" fo:country="US" style:font-size-asian="18pt" style:font-size-complex="18pt"/>
    </style:style>
    <style:style style:name="P6" style:family="paragraph" style:parent-style-name="Standard">
      <style:paragraph-properties fo:line-height="150%" fo:break-before="page"/>
    </style:style>
    <style:style style:name="P7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4pt" fo:language="en" fo:country="US" style:font-size-asian="12.25pt" style:font-size-complex="14pt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nistry of Education, Republic of Moldova</text:p>
      <text:p text:style-name="P3">Technical University of Moldova<text:line-break/></text:p>
      <text:p text:style-name="P3"/>
      <text:p text:style-name="P3"/>
      <text:p text:style-name="P3"/>
      <text:p text:style-name="P4"><text:span text:style-name="T2"/></text:p>
      <text:p text:style-name="P4"><text:span text:style-name="T2"/></text:p>
      <text:p text:style-name="P4"><text:span text:style-name="T2">Report</text:span><text:line-break/><text:span text:style-name="T1">on first laboratory work on Windows Programming<text:line-break/><text:line-break/>on the topic: </text:span></text:p>
      <text:p text:style-name="P5">“Window Handling”</text:p>
      <text:p text:style-name="P1"/>
      <text:p text:style-name="P1"/>
      <text:p text:style-name="P1"/>
      <text:p text:style-name="P1"/>
      <text:p text:style-name="P1"/>
      <text:p text:style-name="P1"/>
      <text:p text:style-name="P1">Done by:</text:p>
      <text:p text:style-name="P1">st.gr.FAF-111 <text:s/><text:tab/><text:tab/><text:tab/><text:tab/><text:tab/><text:tab/><text:tab/> <text:s text:c="18"/>Mașaev Iulian</text:p>
      <text:p text:style-name="P1"/>
      <text:p text:style-name="P1">Verified by:</text:p>
      <text:p text:style-name="P2"><text:tab/><text:tab/><text:tab/><text:tab/><text:tab/><text:tab/><text:tab/><text:tab/><text:tab/><text:tab/>Truhin Alexandru<text:line-break/><text:line-break/>Chișinău 2013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style:register-true="tru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haev Iulian</meta:initial-creator>
    <meta:creation-date>2013-02-21T15:38:19</meta:creation-date>
    <meta:editing-cycles>2</meta:editing-cycles>
    <meta:editing-duration>PT41M14S</meta:editing-duration>
    <dc:date>2013-02-21T16:35:05</dc:date>
    <dc:creator>Mashaev Iulian</dc:creator>
    <meta:generator>LibreOffice/3.5$Linux_x86 LibreOffice_project/350m1$Build-2</meta:generator>
    <meta:document-statistic meta:table-count="0" meta:image-count="0" meta:object-count="0" meta:page-count="3" meta:paragraph-count="9" meta:word-count="35" meta:character-count="277" meta:non-whitespace-character-count="210"/>
  </office:meta>
</office:document-meta>
</file>